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3.598cm"/>
    </style:style>
    <style:style style:name="Table1.C" style:family="table-column">
      <style:table-column-properties style:column-width="4.392cm"/>
    </style:style>
    <style:style style:name="Table1.D" style:family="table-column">
      <style:table-column-properties style:column-width="7.5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officeooo:paragraph-rsid="00ce6959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4a7e7" officeooo:paragraph-rsid="00752f12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4a7e7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c74a6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85cc5b"/>
    </style:style>
    <style:style style:name="P21" style:family="paragraph" style:parent-style-name="Standard">
      <style:paragraph-properties fo:text-align="justify" style:justify-single-word="false" fo:break-before="page"/>
      <style:text-properties officeooo:paragraph-rsid="00c66919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3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4a7e7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ce6959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d269da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ca88c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74a6e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74a6e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8aa16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76568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e6959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ce6959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52f12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a047ef" style:font-name-asian="Times New Roman1" style:font-weight-asian="bold" style:font-size-complex="14pt"/>
    </style:style>
    <style:style style:name="T10" style:family="text">
      <style:text-properties style:font-name="Times New Roman" fo:font-size="14pt" fo:language="uk" fo:country="UA" fo:font-weight="bold" officeooo:rsid="0074a7e7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uk" fo:country="UA" fo:font-weight="bold" officeooo:rsid="00752f12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uk" fo:country="UA" fo:font-weight="normal" officeooo:rsid="0074a7e7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2cm" draw:visible-area-height="5.022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8">Лабораторна робота №</text:span><text:span text:style-name="T9">3</text:span></text:p>
      <text:p text:style-name="P9"><text:span text:style-name="T8"><text:line-break/></text:span><text:span text:style-name="T1">з дисципліни «</text:span><text:span text:style-name="T2">Комп’ютерна графіка</text:span><text:span text:style-name="T7">»</text:span></text:p>
      <text:p text:style-name="P8"/>
      <text:p text:style-name="P1"><text:span text:style-name="T3">на тему: </text:span><text:span text:style-name="T4">«Тривимірна Графіка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Є.</text:p>
      <text:p text:style-name="P11">Прийняла: </text:p>
      <text:p text:style-name="P12">Нежуміра О.І.</text:p>
      <text:p text:style-name="P13"><text:tab/></text:p>
      <text:p text:style-name="P14"><text:span text:style-name="T5">Дніпро, 202</text:span><text:span text:style-name="T6">1</text:span></text:p>
      <text:p text:style-name="P15"/>
      <text:p text:style-name="P17"/>
      <text:p text:style-name="P18"/>
      <text:p text:style-name="P21"><text:span text:style-name="T10">Тема. </text:span><text:span text:style-name="T12">Тривимірна Графіка.</text:span></text:p>
      <text:p text:style-name="P20"><text:span text:style-name="T10">Мета. </text:span><text:span text:style-name="T12">Вивчення методів формування 3D-зображень.</text:span></text:p>
      <text:p text:style-name="P18"/>
      <text:p text:style-name="P20"><text:span text:style-name="T10">Текст програм</text:span><text:span text:style-name="T11">и.</text:span><text:span text:style-name="T10"> </text:span><text:span text:style-name="T12">github</text:span></text:p>
      <text:p text:style-name="P20"><text:span text:style-name="T10">Демонстрац</text:span><text:span text:style-name="T11">і</text:span><text:span text:style-name="T10">я р</text:span><text:span text:style-name="T11">о</text:span><text:span text:style-name="T10">бот</text:span><text:span text:style-name="T11">и</text:span><text:span text:style-name="T10"> програм</text:span><text:span text:style-name="T11">и.</text:span><text:span text:style-name="T10"> </text:span><text:span text:style-name="T12">youtube</text:span></text:p>
      <text:p text:style-name="P19"/>
      <text:p text:style-name="P26">Завдання. <text:span text:style-name="T13">Розробити програму для відображення каркасу двох заданих фігур та куска поверхні у тривимірному просторі.</text:span></text:p>
      <text:p text:style-name="P28">Передбачити:</text:p>
      <text:list xml:id="list1327262629" text:style-name="L1">
        <text:list-item>
          <text:p text:style-name="P29">афінні перетворення кожної фігури, поверхні;</text:p>
        </text:list-item>
        <text:list-item>
          <text:p text:style-name="P29">можливість для користувача задавати параметри перетворень;</text:p>
        </text:list-item>
        <text:list-item>
          <text:p text:style-name="P30">зображення фігури при заданому виді проектування(ізометрія чи діметрія);</text:p>
        </text:list-item>
        <text:list-item>
          <text:p text:style-name="P29">зображення проекцій фігур на площини XOY, XOZ, YOZ;</text:p>
        </text:list-item>
        <text:list-item>
          <text:p text:style-name="P31">зображення осей з підписами;</text:p>
        </text:list-item>
        <text:list-item>
          <text:p text:style-name="P31">при зображенні фігур передбачити приховування невидимих ліній чи позначення їх пунктирними лініями.</text:p>
        </text:list-item>
      </text:list>
      <text:p text:style-name="P25">Індивідуальне завдання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91088944224">
          <table:table-cell table:style-name="Table1.A1" office:value-type="string">
            <text:p text:style-name="P22">Варіант</text:p>
          </table:table-cell>
          <table:table-cell table:style-name="Table1.A1" office:value-type="string">
            <text:p text:style-name="P16">Фігура</text:p>
          </table:table-cell>
          <table:table-cell table:style-name="Table1.A1" office:value-type="string">
            <text:p text:style-name="P16">Вид проектування</text:p>
          </table:table-cell>
          <table:table-cell table:style-name="Table1.D1" office:value-type="string">
            <text:p text:style-name="P16">Спосіб представлення поверхні</text:p>
          </table:table-cell>
        </table:table-row>
        <table:table-row table:style-name="TableLine94591089040448"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33">Паралелепіпед</text:p>
          </table:table-cell>
          <table:table-cell table:style-name="Table1.A2" office:value-type="string">
            <text:p text:style-name="P33">Прямокутна діметрія</text:p>
          </table:table-cell>
          <table:table-cell table:style-name="Table1.D2" office:value-type="string">
            <text:p text:style-name="P33">Форма Без’</text:p>
          </table:table-cell>
        </table:table-row>
      </table:table>
      <text:p text:style-name="P32"/>
      <text:p text:style-name="P27">Короткі теоретичні відомості про виконання перетворень 3D-об’єктів та використані алгоритми побудови реалістичних зображень.</text:p>
      <text:p text:style-name="P27"/>
      <text:p text:style-name="P27">Текст програми.</text:p>
      <text:p text:style-name="P27"/>
      <text:p text:style-name="P27">Результати роботи та їх аналіз, 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3-05T20:13:08.308526180</dc:date>
    <meta:editing-duration>PT8H59M57S</meta:editing-duration>
    <meta:editing-cycles>172</meta:editing-cycles>
    <meta:generator>LibreOffice/7.0.4.2$Linux_X86_64 LibreOffice_project/00$Build-2</meta:generator>
    <meta:document-statistic meta:table-count="1" meta:image-count="0" meta:object-count="1" meta:page-count="2" meta:paragraph-count="39" meta:word-count="156" meta:character-count="1249" meta:non-whitespace-character-count="1132"/>
  </office:meta>
</office:document-meta>
</file>